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6" style:family="paragraph" style:parent-style-name="Text_20_body" style:list-style-name="L1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valid-parenthesis-string/" text:style-name="Internet_20_link" text:visited-style-name="Visited_20_Internet_20_Link"><text:span text:style-name="T1">678. Valid Parenthesis String</text:span></text:a></text:p>
      <text:p text:style-name="P3">Medium</text:p>
      <text:p text:style-name="P3"/>
      <text:p text:style-name="P4"><text:span text:style-name="T1">Given a string </text:span><text:span text:style-name="Source_20_Text"><text:span text:style-name="T2">s</text:span></text:span><text:span text:style-name="T1"> containing only three types of characters: </text:span><text:span text:style-name="Source_20_Text"><text:span text:style-name="T2">'('</text:span></text:span><text:span text:style-name="T1">, </text:span><text:span text:style-name="Source_20_Text"><text:span text:style-name="T2">')'</text:span></text:span><text:span text:style-name="T1"> and </text:span><text:span text:style-name="Source_20_Text"><text:span text:style-name="T2">'*'</text:span></text:span><text:span text:style-name="T1">, return </text:span><text:span text:style-name="Source_20_Text"><text:span text:style-name="T2">true</text:span></text:span><text:span text:style-name="T1"> </text:span><text:span text:style-name="Emphasis"><text:span text:style-name="T1">if</text:span></text:span><text:span text:style-name="T1"> </text:span><text:span text:style-name="Source_20_Text"><text:span text:style-name="T2">s</text:span></text:span><text:span text:style-name="T1"> </text:span><text:span text:style-name="Emphasis"><text:span text:style-name="T1">is </text:span></text:span><text:span text:style-name="Emphasis"><text:span text:style-name="Strong_20_Emphasis"><text:span text:style-name="T1">valid</text:span></text:span></text:span><text:span text:style-name="T1">.</text:span></text:p>
      <text:p text:style-name="P4"><text:span text:style-name="T1">The following rules define a </text:span><text:span text:style-name="Strong_20_Emphasis"><text:span text:style-name="T1">valid</text:span></text:span><text:span text:style-name="T1"> string:</text:span></text:p>
      <text:list xml:id="list3300422570" text:style-name="L1">
        <text:list-item>
          <text:p text:style-name="P5"><text:span text:style-name="T1">Any left parenthesis </text:span><text:span text:style-name="Source_20_Text"><text:span text:style-name="T2">'('</text:span></text:span><text:span text:style-name="T1"> must have a corresponding right parenthesis </text:span><text:span text:style-name="Source_20_Text"><text:span text:style-name="T2">')'</text:span></text:span><text:span text:style-name="T1">.</text:span></text:p>
        </text:list-item>
        <text:list-item>
          <text:p text:style-name="P5"><text:span text:style-name="T1">Any right parenthesis </text:span><text:span text:style-name="Source_20_Text"><text:span text:style-name="T2">')'</text:span></text:span><text:span text:style-name="T1"> must have a corresponding left parenthesis </text:span><text:span text:style-name="Source_20_Text"><text:span text:style-name="T2">'('</text:span></text:span><text:span text:style-name="T1">.</text:span></text:p>
        </text:list-item>
        <text:list-item>
          <text:p text:style-name="P5"><text:span text:style-name="T1">Left parenthesis </text:span><text:span text:style-name="Source_20_Text"><text:span text:style-name="T2">'('</text:span></text:span><text:span text:style-name="T1"> must go before the corresponding right parenthesis </text:span><text:span text:style-name="Source_20_Text"><text:span text:style-name="T2">')'</text:span></text:span><text:span text:style-name="T1">.</text:span></text:p>
        </text:list-item>
        <text:list-item>
          <text:p text:style-name="P6"><text:span text:style-name="Source_20_Text"><text:span text:style-name="T2">'*'</text:span></text:span><text:span text:style-name="T1"> could be treated as a single right parenthesis </text:span><text:span text:style-name="Source_20_Text"><text:span text:style-name="T2">')'</text:span></text:span><text:span text:style-name="T1"> or a single left parenthesis </text:span><text:span text:style-name="Source_20_Text"><text:span text:style-name="T2">'('</text:span></text:span><text:span text:style-name="T1"> or an empty string </text:span><text:span text:style-name="Source_20_Text"><text:span text:style-name="T2">""</text:span></text:span><text:span text:style-name="T1">.</text:span></text:p>
        </text:list-item>
      </text:list>
      <text:p text:style-name="P7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()"</text:span></text:p>
      <text:p text:style-name="P1"><text:span text:style-name="Strong_20_Emphasis"><text:span text:style-name="T1">Output:</text:span></text:span><text:span text:style-name="T1"> true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(*)"</text:span></text:p>
      <text:p text:style-name="P1"><text:span text:style-name="Strong_20_Emphasis"><text:span text:style-name="T1">Output:</text:span></text:span><text:span text:style-name="T1"> true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(*))"</text:span></text:p>
      <text:p text:style-name="P1"><text:span text:style-name="Strong_20_Emphasis"><text:span text:style-name="T1">Output:</text:span></text:span><text:span text:style-name="T1"> true</text:span></text:p>
      <text:p text:style-name="P7"> </text:p>
      <text:p text:style-name="P4"><text:span text:style-name="Strong_20_Emphasis"><text:span text:style-name="T1">Constraints:</text:span></text:span></text:p>
      <text:list xml:id="list700876014" text:style-name="L2">
        <text:list-item>
          <text:p text:style-name="P8"><text:span text:style-name="Source_20_Text"><text:span text:style-name="T2">1 &lt;= s.length &lt;= 100</text:span></text:span></text:p>
        </text:list-item>
        <text:list-item>
          <text:p text:style-name="P9"><text:span text:style-name="Source_20_Text"><text:span text:style-name="T2">s[i]</text:span></text:span><text:span text:style-name="T1"> is </text:span><text:span text:style-name="Source_20_Text"><text:span text:style-name="T2">'('</text:span></text:span><text:span text:style-name="T1">, </text:span><text:span text:style-name="Source_20_Text"><text:span text:style-name="T2">')'</text:span></text:span><text:span text:style-name="T1"> or </text:span><text:span text:style-name="Source_20_Text"><text:span text:style-name="T2">'*'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6T23:09:33.158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2" meta:word-count="128" meta:character-count="691" meta:non-whitespace-character-count="587"/>
  </office:meta>
</office:document-meta>
</file>